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293fd" officeooo:paragraph-rsid="000293fd" style:font-weight-asian="normal" style:font-weight-complex="normal"/>
    </style:style>
    <style:style style:name="P2" style:family="paragraph" style:parent-style-name="Standard">
      <style:text-properties fo:font-weight="bold" officeooo:rsid="000293fd" officeooo:paragraph-rsid="000293fd" style:font-weight-asian="bold" style:font-weight-complex="bold"/>
    </style:style>
    <style:style style:name="P3" style:family="paragraph" style:parent-style-name="Standard">
      <style:text-properties fo:font-weight="normal" officeooo:rsid="000293fd" officeooo:paragraph-rsid="000293fd" style:font-weight-asian="normal" style:font-weight-complex="normal"/>
    </style:style>
    <style:style style:name="P4" style:family="paragraph" style:parent-style-name="Standard">
      <style:text-properties fo:font-weight="normal" officeooo:rsid="000658af" officeooo:paragraph-rsid="000658a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4-02-10</text:p>
      <text:p text:style-name="P1">To do list:</text:p>
      <text:p text:style-name="P1">Gain access to lab room</text:p>
      <text:p text:style-name="P4">Establish contact with another student using phonegap</text:p>
      <text:p text:style-name="P1">Receive more information from the company</text:p>
      <text:p text:style-name="P1">Create a time table</text:p>
      <text:p text:style-name="P1">Write the background of the project (and send to both supervisor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0T15:21:06.707000000</dc:date>
    <meta:generator>LibreOffice/4.1.4.2$Windows_x86 LibreOffice_project/0a0440ccc0227ad9829de5f46be37cfb6edcf72</meta:generator>
    <meta:editing-duration>PT11S</meta:editing-duration>
    <meta:editing-cycles>4</meta:editing-cycles>
    <meta:document-statistic meta:table-count="0" meta:image-count="0" meta:object-count="0" meta:page-count="1" meta:paragraph-count="7" meta:word-count="37" meta:character-count="223" meta:non-whitespace-character-count="193"/>
  </office:meta>
</office:document-meta>
</file>